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25-08-11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24-10-2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24-08-2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24-02-20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23-10-23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23-08-21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23-05-22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23-02-12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22-10-16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22-08-22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22-05-23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22-02-14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21-10-06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21-07-0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21-04-1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20-12-16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20-09-29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20-07-09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9-12-09 2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9-09-19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9-06-26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9-03-2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8-12-04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8-09-2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8-06-1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8-03-0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7-06-15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7-03-22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6-10-25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6-07-28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6-03-01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5-11-1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5-10-0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5-10-01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5-09-1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5-09-1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5-09-0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5-09-0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5-08-0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5-08-05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5-07-2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5-07-1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5-07-09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5-06-30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5-04-0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5-01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4-10-16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4-03-14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3-12-16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3-08-1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3-07-16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3-04-12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3-02-05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2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2-09-26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2-07-12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12-07-11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09-05-21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09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08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08-05-06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07-09-12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07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07-08-14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07-07-31 0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07-07-30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07-07-27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07-07-2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07-07-24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07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53444</text:p>
          </table:table-cell>
          <table:table-cell office:value-type="string" calcext:value-type="string">
            <text:p>19S/20E-35CCC</text:p>
          </table:table-cell>
          <table:table-cell office:value-type="string" calcext:value-type="string">
            <text:p>2007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74" meta:object-count="0"/>
    <meta:user-defined meta:name="AppVersion">3.0</meta:user-defined>
  </office:meta>
</office:document-meta>
</file>